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Set.Tre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Se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Set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Set.headSet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Set.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Set.TreeSet( java . util . Comparato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Se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Set.addAll( java . util . Collect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Set.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Set.remove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Set.subSet( java . lang . Object var0 , java . lang . Objec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Se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Set.tailSet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Set.add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Set.TreeSet( java . util . Collect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Set.TreeSet( java . util . SortedSe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Set.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Set.contain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